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fo:font-weight="bold" officeooo:rsid="0016bc07" officeooo:paragraph-rsid="0016bc07" style:font-weight-asian="bold" style:font-weight-complex="bold"/>
    </style:style>
    <style:style style:name="P8" style:family="paragraph" style:parent-style-name="Standard" style:list-style-name="L1">
      <style:text-properties officeooo:rsid="002a03e9" officeooo:paragraph-rsid="005635e9"/>
    </style:style>
    <style:style style:name="P9" style:family="paragraph" style:parent-style-name="Standard" style:list-style-name="L1">
      <style:text-properties officeooo:rsid="002a03e9" officeooo:paragraph-rsid="006348d0"/>
    </style:style>
    <style:style style:name="P10" style:family="paragraph" style:parent-style-name="Standard" style:list-style-name="L1">
      <style:text-properties officeooo:rsid="002a03e9" officeooo:paragraph-rsid="004cf58b"/>
    </style:style>
    <style:style style:name="P11" style:family="paragraph" style:parent-style-name="Standard" style:list-style-name="L1">
      <style:text-properties officeooo:rsid="002a03e9" officeooo:paragraph-rsid="0059cf21"/>
    </style:style>
    <style:style style:name="P12" style:family="paragraph" style:parent-style-name="Standard" style:list-style-name="L1">
      <style:text-properties officeooo:rsid="002a03e9" officeooo:paragraph-rsid="00523c83"/>
    </style:style>
    <style:style style:name="P13" style:family="paragraph" style:parent-style-name="Standard" style:list-style-name="L1">
      <style:text-properties officeooo:rsid="002a03e9" officeooo:paragraph-rsid="0064dc36"/>
    </style:style>
    <style:style style:name="P14" style:family="paragraph" style:parent-style-name="Standard" style:list-style-name="L1">
      <style:text-properties officeooo:rsid="002a03e9" officeooo:paragraph-rsid="0056c14e"/>
    </style:style>
    <style:style style:name="P15" style:family="paragraph" style:parent-style-name="Standard" style:list-style-name="L1">
      <style:text-properties officeooo:rsid="002a03e9" officeooo:paragraph-rsid="0053b81d"/>
    </style:style>
    <style:style style:name="P16" style:family="paragraph" style:parent-style-name="Standard" style:list-style-name="L1">
      <style:text-properties officeooo:rsid="002a03e9" officeooo:paragraph-rsid="003bbcef"/>
    </style:style>
    <style:style style:name="P17" style:family="paragraph" style:parent-style-name="Standard" style:list-style-name="L1">
      <style:text-properties officeooo:rsid="002a03e9" officeooo:paragraph-rsid="003a38f1"/>
    </style:style>
    <style:style style:name="P18" style:family="paragraph" style:parent-style-name="Standard" style:list-style-name="L1">
      <style:text-properties officeooo:rsid="002a03e9" officeooo:paragraph-rsid="002a03e9"/>
    </style:style>
    <style:style style:name="P19" style:family="paragraph" style:parent-style-name="Standard" style:list-style-name="L1">
      <style:text-properties officeooo:rsid="002a03e9" officeooo:paragraph-rsid="00583984"/>
    </style:style>
    <style:style style:name="P20" style:family="paragraph" style:parent-style-name="Standard" style:list-style-name="L1">
      <style:text-properties officeooo:rsid="002a03e9" officeooo:paragraph-rsid="004e89ff"/>
    </style:style>
    <style:style style:name="P21" style:family="paragraph" style:parent-style-name="Standard" style:list-style-name="L1">
      <style:text-properties officeooo:rsid="002a03e9" officeooo:paragraph-rsid="00351d32"/>
    </style:style>
    <style:style style:name="P22" style:family="paragraph" style:parent-style-name="Standard" style:list-style-name="L1">
      <style:text-properties officeooo:rsid="002a03e9" officeooo:paragraph-rsid="005e6b05"/>
    </style:style>
    <style:style style:name="P23" style:family="paragraph" style:parent-style-name="Standard" style:list-style-name="L1">
      <style:text-properties officeooo:rsid="002a03e9" officeooo:paragraph-rsid="0041f3c6"/>
    </style:style>
    <style:style style:name="P24" style:family="paragraph" style:parent-style-name="Standard" style:list-style-name="L1">
      <style:text-properties officeooo:rsid="002a03e9" officeooo:paragraph-rsid="00669168"/>
    </style:style>
    <style:style style:name="P25" style:family="paragraph" style:parent-style-name="Standard" style:list-style-name="L1">
      <style:text-properties officeooo:rsid="002a03e9" officeooo:paragraph-rsid="003ceaf3"/>
    </style:style>
    <style:style style:name="P26" style:family="paragraph" style:parent-style-name="Standard" style:list-style-name="L1">
      <style:text-properties officeooo:rsid="002a03e9" officeooo:paragraph-rsid="0053ffc6"/>
    </style:style>
    <style:style style:name="P27" style:family="paragraph" style:parent-style-name="Standard" style:list-style-name="L1">
      <style:text-properties officeooo:rsid="002a03e9" officeooo:paragraph-rsid="005f9ec6"/>
    </style:style>
    <style:style style:name="P28" style:family="paragraph" style:parent-style-name="Standard" style:list-style-name="L1">
      <style:text-properties officeooo:rsid="002a03e9" officeooo:paragraph-rsid="0055e852"/>
    </style:style>
    <style:style style:name="P29" style:family="paragraph" style:parent-style-name="Standard" style:list-style-name="L1">
      <style:text-properties officeooo:rsid="002a03e9" officeooo:paragraph-rsid="0042912d"/>
    </style:style>
    <style:style style:name="P30" style:family="paragraph" style:parent-style-name="Standard" style:list-style-name="L1">
      <style:text-properties officeooo:rsid="002a03e9" officeooo:paragraph-rsid="0068fdec"/>
    </style:style>
    <style:style style:name="P31" style:family="paragraph" style:parent-style-name="Standard" style:list-style-name="L1">
      <style:text-properties officeooo:rsid="002a03e9" officeooo:paragraph-rsid="006ad449"/>
    </style:style>
    <style:style style:name="P32" style:family="paragraph" style:parent-style-name="Standard" style:list-style-name="L1">
      <style:text-properties officeooo:rsid="002b9f12" officeooo:paragraph-rsid="00583984"/>
    </style:style>
    <style:style style:name="P33" style:family="paragraph" style:parent-style-name="Standard" style:list-style-name="L1">
      <style:text-properties officeooo:rsid="002b9f12" officeooo:paragraph-rsid="002b9f12"/>
    </style:style>
    <style:style style:name="P34" style:family="paragraph" style:parent-style-name="Standard" style:list-style-name="L1">
      <style:text-properties officeooo:rsid="002b9f12" officeooo:paragraph-rsid="003171b2"/>
    </style:style>
    <style:style style:name="P35" style:family="paragraph" style:parent-style-name="Standard" style:list-style-name="L1">
      <style:text-properties officeooo:rsid="003171b2" officeooo:paragraph-rsid="003171b2"/>
    </style:style>
    <style:style style:name="P36" style:family="paragraph" style:parent-style-name="Standard" style:list-style-name="L1">
      <style:text-properties officeooo:rsid="003171b2" officeooo:paragraph-rsid="003e0c23"/>
    </style:style>
    <style:style style:name="P37" style:family="paragraph" style:parent-style-name="Standard" style:list-style-name="L1">
      <style:text-properties officeooo:rsid="003171b2" officeooo:paragraph-rsid="004b8625"/>
    </style:style>
    <style:style style:name="P38" style:family="paragraph" style:parent-style-name="Standard" style:list-style-name="L1">
      <style:text-properties officeooo:rsid="003171b2" officeooo:paragraph-rsid="0053ffc6"/>
    </style:style>
    <style:style style:name="P39" style:family="paragraph" style:parent-style-name="Standard" style:list-style-name="L1">
      <style:text-properties officeooo:rsid="003171b2" officeooo:paragraph-rsid="003f0a5e"/>
    </style:style>
    <style:style style:name="P40" style:family="paragraph" style:parent-style-name="Standard" style:list-style-name="L1">
      <style:text-properties officeooo:rsid="003171b2" officeooo:paragraph-rsid="00327ebb"/>
    </style:style>
    <style:style style:name="P41" style:family="paragraph" style:parent-style-name="Standard" style:list-style-name="L1">
      <style:text-properties officeooo:rsid="003171b2" officeooo:paragraph-rsid="00444222"/>
    </style:style>
    <style:style style:name="P42" style:family="paragraph" style:parent-style-name="Standard" style:list-style-name="L1">
      <style:text-properties officeooo:rsid="003171b2" officeooo:paragraph-rsid="0039c7a8"/>
    </style:style>
    <style:style style:name="P43" style:family="paragraph" style:parent-style-name="Standard" style:list-style-name="L1">
      <style:text-properties officeooo:rsid="003171b2" officeooo:paragraph-rsid="00411c11"/>
    </style:style>
    <style:style style:name="P44" style:family="paragraph" style:parent-style-name="Standard" style:list-style-name="L1">
      <style:text-properties officeooo:rsid="002546ec" officeooo:paragraph-rsid="00268ff8"/>
    </style:style>
    <style:style style:name="P45" style:family="paragraph" style:parent-style-name="Standard" style:list-style-name="L1">
      <style:text-properties officeooo:rsid="00294dd2" officeooo:paragraph-rsid="00294dd2"/>
    </style:style>
    <style:style style:name="P46" style:family="paragraph" style:parent-style-name="Standard" style:list-style-name="L1">
      <style:text-properties officeooo:rsid="002f6266" officeooo:paragraph-rsid="002f6266"/>
    </style:style>
    <style:style style:name="P47" style:family="paragraph" style:parent-style-name="Standard" style:list-style-name="L1">
      <style:text-properties officeooo:rsid="002071ee" officeooo:paragraph-rsid="002071ee"/>
    </style:style>
    <style:style style:name="P48" style:family="paragraph" style:parent-style-name="Standard" style:list-style-name="L1">
      <style:text-properties officeooo:rsid="00220266" officeooo:paragraph-rsid="00220266"/>
    </style:style>
    <style:style style:name="P49" style:family="paragraph" style:parent-style-name="Standard" style:list-style-name="L1">
      <style:text-properties officeooo:rsid="00220266" officeooo:paragraph-rsid="0023a6da"/>
    </style:style>
    <style:style style:name="P50" style:family="paragraph" style:parent-style-name="Standard" style:list-style-name="L1">
      <style:text-properties officeooo:rsid="00290f16" officeooo:paragraph-rsid="00290f16"/>
    </style:style>
    <style:style style:name="P51" style:family="paragraph" style:parent-style-name="Standard" style:list-style-name="L1">
      <style:text-properties officeooo:rsid="0039f4aa" officeooo:paragraph-rsid="0039f4aa"/>
    </style:style>
    <style:style style:name="P52" style:family="paragraph" style:parent-style-name="Standard" style:list-style-name="L1">
      <style:text-properties officeooo:rsid="0039f4aa" officeooo:paragraph-rsid="0060904e"/>
    </style:style>
    <style:style style:name="P53" style:family="paragraph" style:parent-style-name="Standard" style:list-style-name="L1">
      <style:text-properties officeooo:rsid="0039f4aa" officeooo:paragraph-rsid="006726f8"/>
    </style:style>
    <style:style style:name="P54" style:family="paragraph" style:parent-style-name="Standard" style:list-style-name="L1">
      <style:text-properties officeooo:rsid="001ca5d2" officeooo:paragraph-rsid="001ca5d2"/>
    </style:style>
    <style:style style:name="P55" style:family="paragraph" style:parent-style-name="Standard" style:list-style-name="L1">
      <style:text-properties officeooo:rsid="001ecdb3" officeooo:paragraph-rsid="001ecdb3"/>
    </style:style>
    <style:style style:name="P56" style:family="paragraph" style:parent-style-name="Standard" style:list-style-name="L1">
      <style:text-properties officeooo:rsid="006a4aa4" officeooo:paragraph-rsid="006a4aa4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fo:color="#00a933" loext:opacity="100%" officeooo:rsid="0039c7a8"/>
    </style:style>
    <style:style style:name="T10" style:family="text">
      <style:text-properties fo:color="#00a933" loext:opacity="100%" officeooo:rsid="0039f4aa"/>
    </style:style>
    <style:style style:name="T11" style:family="text">
      <style:text-properties fo:color="#00a933" loext:opacity="100%" officeooo:rsid="003bbcef"/>
    </style:style>
    <style:style style:name="T12" style:family="text">
      <style:text-properties fo:color="#00a933" loext:opacity="100%" officeooo:rsid="003e0c23"/>
    </style:style>
    <style:style style:name="T13" style:family="text">
      <style:text-properties fo:color="#00a933" loext:opacity="100%" officeooo:rsid="003f0a5e"/>
    </style:style>
    <style:style style:name="T14" style:family="text">
      <style:text-properties fo:color="#00a933" loext:opacity="100%" officeooo:rsid="00411c11"/>
    </style:style>
    <style:style style:name="T15" style:family="text">
      <style:text-properties fo:color="#00a933" loext:opacity="100%" officeooo:rsid="0041f3c6"/>
    </style:style>
    <style:style style:name="T16" style:family="text">
      <style:text-properties fo:color="#00a933" loext:opacity="100%" officeooo:rsid="0042912d"/>
    </style:style>
    <style:style style:name="T17" style:family="text">
      <style:text-properties fo:color="#00a933" loext:opacity="100%" officeooo:rsid="00444222"/>
    </style:style>
    <style:style style:name="T18" style:family="text">
      <style:text-properties fo:color="#00a933" loext:opacity="100%" officeooo:rsid="004b8625"/>
    </style:style>
    <style:style style:name="T19" style:family="text">
      <style:text-properties fo:color="#00a933" loext:opacity="100%" officeooo:rsid="004cf58b"/>
    </style:style>
    <style:style style:name="T20" style:family="text">
      <style:text-properties fo:color="#00a933" loext:opacity="100%" officeooo:rsid="004da71a"/>
    </style:style>
    <style:style style:name="T21" style:family="text">
      <style:text-properties fo:color="#00a933" loext:opacity="100%" officeooo:rsid="00504780"/>
    </style:style>
    <style:style style:name="T22" style:family="text">
      <style:text-properties fo:color="#00a933" loext:opacity="100%" officeooo:rsid="00523c83"/>
    </style:style>
    <style:style style:name="T23" style:family="text">
      <style:text-properties fo:color="#00a933" loext:opacity="100%" officeooo:rsid="0053b81d"/>
    </style:style>
    <style:style style:name="T24" style:family="text">
      <style:text-properties fo:color="#00a933" loext:opacity="100%" officeooo:rsid="0053ffc6"/>
    </style:style>
    <style:style style:name="T25" style:family="text">
      <style:text-properties fo:color="#00a933" loext:opacity="100%" officeooo:rsid="0055e852"/>
    </style:style>
    <style:style style:name="T26" style:family="text">
      <style:text-properties fo:color="#00a933" loext:opacity="100%" officeooo:rsid="005635e9"/>
    </style:style>
    <style:style style:name="T27" style:family="text">
      <style:text-properties fo:color="#00a933" loext:opacity="100%" officeooo:rsid="0056c14e"/>
    </style:style>
    <style:style style:name="T28" style:family="text">
      <style:text-properties fo:color="#00a933" loext:opacity="100%" officeooo:rsid="00583984"/>
    </style:style>
    <style:style style:name="T29" style:family="text">
      <style:text-properties fo:color="#00a933" loext:opacity="100%" officeooo:rsid="0059cf21"/>
    </style:style>
    <style:style style:name="T30" style:family="text">
      <style:text-properties fo:color="#00a933" loext:opacity="100%" officeooo:rsid="005e6b05"/>
    </style:style>
    <style:style style:name="T31" style:family="text">
      <style:text-properties fo:color="#00a933" loext:opacity="100%" officeooo:rsid="005f9ec6"/>
    </style:style>
    <style:style style:name="T32" style:family="text">
      <style:text-properties fo:color="#00a933" loext:opacity="100%" officeooo:rsid="006348d0"/>
    </style:style>
    <style:style style:name="T33" style:family="text">
      <style:text-properties fo:color="#00a933" loext:opacity="100%" officeooo:rsid="0064dc36"/>
    </style:style>
    <style:style style:name="T34" style:family="text">
      <style:text-properties fo:color="#00a933" loext:opacity="100%" officeooo:rsid="00669168"/>
    </style:style>
    <style:style style:name="T35" style:family="text">
      <style:text-properties fo:color="#00a933" loext:opacity="100%" officeooo:rsid="0068fdec"/>
    </style:style>
    <style:style style:name="T36" style:family="text">
      <style:text-properties fo:color="#00a933" loext:opacity="100%" officeooo:rsid="006ad449"/>
    </style:style>
    <style:style style:name="T37" style:family="text">
      <style:text-properties officeooo:rsid="001a1b41"/>
    </style:style>
    <style:style style:name="T38" style:family="text">
      <style:text-properties officeooo:rsid="001aea05"/>
    </style:style>
    <style:style style:name="T39" style:family="text">
      <style:text-properties officeooo:rsid="0016bc07"/>
    </style:style>
    <style:style style:name="T40" style:family="text">
      <style:text-properties officeooo:rsid="002071ee"/>
    </style:style>
    <style:style style:name="T41" style:family="text">
      <style:text-properties officeooo:rsid="00220266"/>
    </style:style>
    <style:style style:name="T42" style:family="text">
      <style:text-properties officeooo:rsid="0023a6da"/>
    </style:style>
    <style:style style:name="T43" style:family="text">
      <style:text-properties officeooo:rsid="002546ec"/>
    </style:style>
    <style:style style:name="T44" style:family="text">
      <style:text-properties officeooo:rsid="00273c49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officeooo:rsid="002071ee"/>
    </style:style>
    <style:style style:name="T47" style:family="text">
      <style:text-properties style:use-window-font-color="true" loext:opacity="0%" officeooo:rsid="00381805"/>
    </style:style>
    <style:style style:name="T48" style:family="text">
      <style:text-properties style:use-window-font-color="true" loext:opacity="0%" officeooo:rsid="0039f4aa"/>
    </style:style>
    <style:style style:name="T49" style:family="text">
      <style:text-properties style:use-window-font-color="true" loext:opacity="0%" officeooo:rsid="003bbcef"/>
    </style:style>
    <style:style style:name="T50" style:family="text">
      <style:text-properties style:use-window-font-color="true" loext:opacity="0%" officeooo:rsid="00351d32"/>
    </style:style>
    <style:style style:name="T51" style:family="text">
      <style:text-properties style:use-window-font-color="true" loext:opacity="0%" officeooo:rsid="004da71a"/>
    </style:style>
    <style:style style:name="T52" style:family="text">
      <style:text-properties style:use-window-font-color="true" loext:opacity="0%" officeooo:rsid="0053b81d"/>
    </style:style>
    <style:style style:name="T53" style:family="text">
      <style:text-properties style:use-window-font-color="true" loext:opacity="0%" officeooo:rsid="0056c14e"/>
    </style:style>
    <style:style style:name="T54" style:family="text">
      <style:text-properties style:use-window-font-color="true" loext:opacity="0%" officeooo:rsid="00583984"/>
    </style:style>
    <style:style style:name="T55" style:family="text">
      <style:text-properties style:use-window-font-color="true" loext:opacity="0%" officeooo:rsid="0059cf21"/>
    </style:style>
    <style:style style:name="T56" style:family="text">
      <style:text-properties style:use-window-font-color="true" loext:opacity="0%" officeooo:rsid="006348d0"/>
    </style:style>
    <style:style style:name="T57" style:family="text">
      <style:text-properties style:use-window-font-color="true" loext:opacity="0%" officeooo:rsid="0064dc36"/>
    </style:style>
    <style:style style:name="T58" style:family="text">
      <style:text-properties style:use-window-font-color="true" loext:opacity="0%" officeooo:rsid="006ad449"/>
    </style:style>
    <style:style style:name="T59" style:family="text">
      <style:text-properties officeooo:rsid="002a03e9"/>
    </style:style>
    <style:style style:name="T60" style:family="text">
      <style:text-properties officeooo:rsid="002b9f12"/>
    </style:style>
    <style:style style:name="T61" style:family="text">
      <style:text-properties officeooo:rsid="002ee99f"/>
    </style:style>
    <style:style style:name="T62" style:family="text">
      <style:text-properties officeooo:rsid="003171b2"/>
    </style:style>
    <style:style style:name="T63" style:family="text">
      <style:text-properties officeooo:rsid="00327ebb"/>
    </style:style>
    <style:style style:name="T64" style:family="text">
      <style:text-properties officeooo:rsid="00351d32"/>
    </style:style>
    <style:style style:name="T65" style:family="text">
      <style:text-properties officeooo:rsid="00360387"/>
    </style:style>
    <style:style style:name="T66" style:family="text">
      <style:text-properties officeooo:rsid="0039c7a8"/>
    </style:style>
    <style:style style:name="T67" style:family="text">
      <style:text-properties officeooo:rsid="0039f4aa"/>
    </style:style>
    <style:style style:name="T68" style:family="text">
      <style:text-properties officeooo:rsid="003bbcef"/>
    </style:style>
    <style:style style:name="T69" style:family="text">
      <style:text-properties officeooo:rsid="003e0c23"/>
    </style:style>
    <style:style style:name="T70" style:family="text">
      <style:text-properties officeooo:rsid="003ff5a5"/>
    </style:style>
    <style:style style:name="T71" style:family="text">
      <style:text-properties officeooo:rsid="00411c11"/>
    </style:style>
    <style:style style:name="T72" style:family="text">
      <style:text-properties officeooo:rsid="0041f3c6"/>
    </style:style>
    <style:style style:name="T73" style:family="text">
      <style:text-properties officeooo:rsid="0042912d"/>
    </style:style>
    <style:style style:name="T74" style:family="text">
      <style:text-properties officeooo:rsid="00444222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78548" style:font-weight-asian="bold" style:font-weight-complex="bold"/>
    </style:style>
    <style:style style:name="T77" style:family="text">
      <style:text-properties officeooo:rsid="004b8625"/>
    </style:style>
    <style:style style:name="T78" style:family="text">
      <style:text-properties officeooo:rsid="004cf58b"/>
    </style:style>
    <style:style style:name="T79" style:family="text">
      <style:text-properties officeooo:rsid="00504780"/>
    </style:style>
    <style:style style:name="T80" style:family="text">
      <style:text-properties officeooo:rsid="00523c83"/>
    </style:style>
    <style:style style:name="T81" style:family="text">
      <style:text-properties officeooo:rsid="0053ffc6"/>
    </style:style>
    <style:style style:name="T82" style:family="text">
      <style:text-properties officeooo:rsid="0055e852"/>
    </style:style>
    <style:style style:name="T83" style:family="text">
      <style:text-properties officeooo:rsid="005635e9"/>
    </style:style>
    <style:style style:name="T84" style:family="text">
      <style:text-properties officeooo:rsid="00583984"/>
    </style:style>
    <style:style style:name="T85" style:family="text">
      <style:text-properties officeooo:rsid="0059cf21"/>
    </style:style>
    <style:style style:name="T86" style:family="text">
      <style:text-properties officeooo:rsid="005e6b05"/>
    </style:style>
    <style:style style:name="T87" style:family="text">
      <style:text-properties officeooo:rsid="005f9ec6"/>
    </style:style>
    <style:style style:name="T88" style:family="text">
      <style:text-properties officeooo:rsid="0060904e"/>
    </style:style>
    <style:style style:name="T89" style:family="text">
      <style:text-properties officeooo:rsid="006348d0"/>
    </style:style>
    <style:style style:name="T90" style:family="text">
      <style:text-properties officeooo:rsid="0064dc36"/>
    </style:style>
    <style:style style:name="T91" style:family="text">
      <style:text-properties officeooo:rsid="00669168"/>
    </style:style>
    <style:style style:name="T92" style:family="text">
      <style:text-properties officeooo:rsid="006726f8"/>
    </style:style>
    <style:style style:name="T93" style:family="text">
      <style:text-properties officeooo:rsid="0068fd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xml:id="list3398523101" text:style-name="L1">
        <text:list-item>
          <text:p text:style-name="P4">fogones</text:p>
          <text:list>
            <text:list-item>
              <text:p text:style-name="P7">app</text:p>
              <text:list>
                <text:list-item>
                  <text:p text:style-name="P7">ajax</text:p>
                  <text:list>
                    <text:list-item>
                      <text:p text:style-name="P8"><text:span text:style-name="T26">alergeno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83">alérgenos</text:span><text:span text:style-name="T67">.</text:span>)</text:p>
                    </text:list-item>
                    <text:list-item>
                      <text:p text:style-name="P9"><text:span text:style-name="T32">estiloCocina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89">estilos de cocina</text:span>)</text:p>
                    </text:list-item>
                    <text:list-item>
                      <text:p text:style-name="P10"><text:span text:style-name="T19">grupoPlato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78">grupos de platos</text:span>)</text:p>
                    </text:list-item>
                    <text:list-item>
                      <text:p text:style-name="P30"><text:span text:style-name="T35">ingrediente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93">ingredientes</text:span>)</text:p>
                    </text:list-item>
                    <text:list-item>
                      <text:p text:style-name="P11"><text:span text:style-name="T29">metodo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85">métodos de cocción</text:span>)</text:p>
                    </text:list-item>
                    <text:list-item>
                      <text:p text:style-name="P12"><text:span text:style-name="T22">tipo</text:span><text:span text:style-name="T19">Plato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80">tipos</text:span><text:span text:style-name="T78"> de platos</text:span>)</text:p>
                    </text:list-item>
                    <text:list-item>
                      <text:p text:style-name="P13"><text:span text:style-name="T10">usuarioAjax</text:span><text:span text:style-name="T2">.php</text:span> <text:span text:style-name="T40">➔ </text:span>(<text:span text:style-name="T67">recibe el formulario y llama a la función correspondiente del controlador de usuario.</text:span>)</text:p>
                    </text:list-item>
                    <text:list-item>
                      <text:p text:style-name="P13"><text:span text:style-name="T33">utensilio</text:span><text:span text:style-name="T10">Ajax</text:span><text:span text:style-name="T2">.php</text:span> <text:span text:style-name="T40">➔ </text:span>(<text:span text:style-name="T67">recibe el formulario y llama a la función correspondiente del controlador de </text:span><text:span text:style-name="T90">utensilios de cocina</text:span><text:span text:style-name="T67">.</text:span>)</text:p>
                    </text:list-item>
                  </text:list>
                </text:list-item>
                <text:list-item>
                  <text:p text:style-name="P5"><text:span text:style-name="T75">controllers</text:span> <text:span text:style-name="T40">➔ </text:span><text:span text:style-name="T59">(Almacena los archivos de los diferentes controladores)</text:span></text:p>
                  <text:list>
                    <text:list-item>
                      <text:p text:style-name="P14"><text:span text:style-name="T27">alergeno</text:span><text:span text:style-name="T10">Controller.php </text:span><text:span text:style-name="T46">➔</text:span><text:span text:style-name="T6"> </text:span><text:span text:style-name="T48">(</text:span><text:span text:style-name="T52">Controlador de </text:span><text:span text:style-name="T53">alérgenos</text:span><text:span text:style-name="T52">, registro, actualización, etc.</text:span><text:span text:style-name="T48">)</text:span></text:p>
                    </text:list-item>
                    <text:list-item>
                      <text:p text:style-name="P9"><text:span text:style-name="T32">estiloCocina</text:span><text:span text:style-name="T10">Controller.php </text:span><text:span text:style-name="T46">➔</text:span><text:span text:style-name="T6"> </text:span><text:span text:style-name="T48">(</text:span><text:span text:style-name="T52">Controlador de </text:span><text:span text:style-name="T56">estilos de cocina</text:span><text:span text:style-name="T52">, registro, actualización, etc.</text:span><text:span text:style-name="T48">)</text:span></text:p>
                    </text:list-item>
                    <text:list-item>
                      <text:p text:style-name="P56"><text:span text:style-name="T23">grupoPlato</text:span><text:span text:style-name="T10">Controller.php </text:span><text:span text:style-name="T46">➔</text:span><text:span text:style-name="T6"> </text:span><text:span text:style-name="T48">(</text:span><text:span text:style-name="T52">Controlador de grupos de platos, registro, actualización, etc.</text:span><text:span text:style-name="T48">)</text:span></text:p>
                    </text:list-item>
                    <text:list-item>
                      <text:p text:style-name="P56"><text:span text:style-name="T2">ingrediente</text:span><text:span text:style-name="T10">Controller.php </text:span><text:span text:style-name="T46">➔</text:span><text:span text:style-name="T6"> </text:span><text:span text:style-name="T48">(</text:span><text:span text:style-name="T52">Controlador de </text:span><text:span text:style-name="T45">ingredientes</text:span><text:span text:style-name="T52">, registro, actualización, </text:span><text:span text:style-name="T45">agregar o eliminar alérgenos, </text:span><text:span text:style-name="T52">etc.</text:span><text:span text:style-name="T48">)</text:span></text:p>
                    </text:list-item>
                    <text:list-item>
                      <text:p text:style-name="P16"><text:span text:style-name="T11">login</text:span><text:span text:style-name="T10">Controller.php </text:span><text:span text:style-name="T46">➔</text:span><text:span text:style-name="T6"> </text:span><text:span text:style-name="T48">(</text:span><text:span text:style-name="T49">Controlador de inicio y cierre de sesión</text:span><text:span text:style-name="T48">)</text:span></text:p>
                    </text:list-item>
                    <text:list-item>
                      <text:p text:style-name="P11"><text:span text:style-name="T29">metodo</text:span><text:span text:style-name="T10">Controller.php </text:span><text:span text:style-name="T46">➔</text:span><text:span text:style-name="T6"> </text:span><text:span text:style-name="T48">(</text:span><text:span text:style-name="T49">Controlador de </text:span><text:span text:style-name="T55">métodos de cocción</text:span><text:span text:style-name="T48">)</text:span></text:p>
                    </text:list-item>
                    <text:list-item>
                      <text:p text:style-name="P15"><text:span text:style-name="T23">tipoPlato</text:span><text:span text:style-name="T10">Controller.php </text:span><text:span text:style-name="T46">➔ </text:span><text:span text:style-name="T48">(</text:span><text:span text:style-name="T52">Controlador de tipos de platos, registro, actualización, etc.</text:span><text:span text:style-name="T48">)</text:span></text:p>
                    </text:list-item>
                    <text:list-item>
                      <text:p text:style-name="P17"><text:span text:style-name="T10">user</text:span><text:span text:style-name="T2">Controller.php </text:span><text:span text:style-name="T46">➔</text:span><text:span text:style-name="T6"> </text:span><text:span text:style-name="T45">(Controlador </text:span><text:span text:style-name="T48">de usuario. Registro, actualización, etc.</text:span><text:span text:style-name="T45">)</text:span></text:p>
                    </text:list-item>
                    <text:list-item>
                      <text:p text:style-name="P13"><text:span text:style-name="T33">utensilio</text:span><text:span text:style-name="T2">Controller.php </text:span><text:span text:style-name="T46">➔</text:span><text:span text:style-name="T6"> </text:span><text:span text:style-name="T45">(Controlador </text:span><text:span text:style-name="T48">de </text:span><text:span text:style-name="T57">utensilios de cocina</text:span><text:span text:style-name="T48">. Registro, actualización, </text:span><text:span text:style-name="T57">activar o desactivar,</text:span><text:span text:style-name="T48"> etc.</text:span><text:span text:style-name="T45">)</text:span></text:p>
                    </text:list-item>
                    <text:list-item>
                      <text:p text:style-name="P18"><text:span text:style-name="T2">viewsController.php</text:span> <text:span text:style-name="T40">➔ </text:span>(Controlador para todas las vistas)</text:p>
                    </text:list-item>
                  </text:list>
                </text:list-item>
                <text:list-item>
                  <text:p text:style-name="P7">models</text:p>
                  <text:list>
                    <text:list-item>
                      <text:p text:style-name="P19"><text:span text:style-name="T28">alergeno</text:span><text:span text:style-name="T8">Model.php</text:span><text:span text:style-name="T50"> </text:span><text:span text:style-name="T46">➔ </text:span><text:span text:style-name="T50">(Modelo para l</text:span><text:span text:style-name="T51">os </text:span><text:span text:style-name="T54">alérgenos</text:span><text:span text:style-name="T50">)</text:span></text:p>
                    </text:list-item>
                    <text:list-item>
                      <text:p text:style-name="P9"><text:span text:style-name="T32">estiloCocina</text:span><text:span text:style-name="T8">Model.php</text:span><text:span text:style-name="T50"> </text:span><text:span text:style-name="T46">➔ </text:span><text:span text:style-name="T50">(Modelo para l</text:span><text:span text:style-name="T51">os </text:span><text:span text:style-name="T56">estilos de cocina</text:span><text:span text:style-name="T50">)</text:span></text:p>
                    </text:list-item>
                    <text:list-item>
                      <text:p text:style-name="P20"><text:span text:style-name="T20">grupoPlato</text:span><text:span text:style-name="T8">Model.php</text:span><text:span text:style-name="T50"> </text:span><text:span text:style-name="T46">➔ </text:span><text:span text:style-name="T50">(Modelo para l</text:span><text:span text:style-name="T51">os grupos de platos</text:span><text:span text:style-name="T50">)</text:span></text:p>
                    </text:list-item>
                    <text:list-item>
                      <text:p text:style-name="P31"><text:span text:style-name="T36">ingrediente</text:span><text:span text:style-name="T8">Model.php</text:span><text:span text:style-name="T50"> </text:span><text:span text:style-name="T46">➔ </text:span><text:span text:style-name="T50">(Modelo para l</text:span><text:span text:style-name="T51">os </text:span><text:span text:style-name="T58">ingredientes</text:span><text:span text:style-name="T50">)</text:span></text:p>
                    </text:list-item>
                    <text:list-item>
                      <text:p text:style-name="P21"><text:span text:style-name="T8">main</text:span><text:span text:style-name="T2">Model.php</text:span> <text:span text:style-name="T40">➔ </text:span>(<text:span text:style-name="T64">Conexión con la base de datos, limpia las cadenas para evitar SQL Injection, </text:span><text:span text:style-name="T65">verifica que los datos recibidos de un formulario coinciden con la expresión regular del input,</text:span><text:span text:style-name="T64"> funciones que permiten el CRUD</text:span>)</text:p>
                    </text:list-item>
                    <text:list-item>
                      <text:p text:style-name="P22"><text:span text:style-name="T30">metodo</text:span><text:span text:style-name="T2">Model.php</text:span> <text:span text:style-name="T40">➔ </text:span>(<text:span text:style-name="T86">Modelo para los métodos de cocción</text:span>)</text:p>
                    </text:list-item>
                    <text:list-item>
                      <text:p text:style-name="P15"><text:span text:style-name="T23">tipo</text:span><text:span text:style-name="T20">Plato</text:span><text:span text:style-name="T8">Model.php</text:span><text:span text:style-name="T50"> </text:span><text:span text:style-name="T46">➔ </text:span><text:span text:style-name="T50">(Modelo para l</text:span><text:span text:style-name="T51">os </text:span><text:span text:style-name="T52">tipos</text:span><text:span text:style-name="T51"> de platos</text:span><text:span text:style-name="T50">)</text:span></text:p>
                    </text:list-item>
                    <text:list-item>
                      <text:p text:style-name="P23"><text:span text:style-name="T15">user</text:span><text:span text:style-name="T2">Model.php</text:span> <text:span text:style-name="T40">➔ </text:span>(Modelo para l<text:span text:style-name="T72">os usuarios</text:span>)</text:p>
                    </text:list-item>
                    <text:list-item>
                      <text:p text:style-name="P24"><text:span text:style-name="T34">utensilio</text:span><text:span text:style-name="T2">Model.php</text:span> <text:span text:style-name="T40">➔ </text:span>(Modelo para l<text:span text:style-name="T72">os </text:span><text:span text:style-name="T91">utensilios de cocina</text:span>)</text:p>
                    </text:list-item>
                    <text:list-item>
                      <text:p text:style-name="P25"><text:span text:style-name="T2">viewsModel.php</text:span> <text:span text:style-name="T40">➔ </text:span>(Modelo para las vistas)</text:p>
                    </text:list-item>
                  </text:list>
                </text:list-item>
                <text:list-item>
                  <text:p text:style-name="P7">views</text:p>
                  <text:list>
                    <text:list-item>
                      <text:p text:style-name="P7">content</text:p>
                      <text:list>
                        <text:list-item>
                          <text:p text:style-name="P32"><text:soft-page-break/><text:span text:style-name="T28">alergenos</text:span><text:span text:style-name="T2">-view.php</text:span> <text:span text:style-name="T40">➔ </text:span>(<text:span text:style-name="T84">muestra todos los alérgenos en el panel de control de administración</text:span>)</text:p>
                        </text:list-item>
                        <text:list-item>
                          <text:p text:style-name="P33"><text:span text:style-name="T2">404-view.php</text:span> <text:span text:style-name="T40">➔ </text:span>(vista para cuando hay un error de <text:span text:style-name="T61">archivo no encontrado</text:span>)</text:p>
                        </text:list-item>
                        <text:list-item>
                          <text:p text:style-name="P35"><text:span text:style-name="T2">aperitivos-view.php</text:span> <text:span text:style-name="T40">➔ </text:span>(muestra los 10 últimos aperitivos y permite buscar en aperitivos)</text:p>
                        </text:list-item>
                        <text:list-item>
                          <text:p text:style-name="P35"><text:span text:style-name="T2">buscarRecetas-view.php</text:span> <text:span text:style-name="T40">➔ </text:span>(búsqueda de recetas por diversos filtros)</text:p>
                        </text:list-item>
                        <text:list-item>
                          <text:p text:style-name="P36"><text:span text:style-name="T12">complementos</text:span><text:span text:style-name="T2">-view.php</text:span> <text:span text:style-name="T40">➔ </text:span>(<text:span text:style-name="T69">elementos como coberturas, jarabes, masas…</text:span>)</text:p>
                        </text:list-item>
                        <text:list-item>
                          <text:p text:style-name="P37"><text:span text:style-name="T18">enviarReceta</text:span><text:span text:style-name="T2">-view.php</text:span> <text:span text:style-name="T40">➔ </text:span>(<text:span text:style-name="T77">para enviar las recetas</text:span>)</text:p>
                        </text:list-item>
                        <text:list-item>
                          <text:p text:style-name="P38"><text:span text:style-name="T24">estilosCocina</text:span><text:span text:style-name="T2">-view.php</text:span> <text:span text:style-name="T40">➔ </text:span>(<text:span text:style-name="T81">vista para gestionar los estilos de cocina en el panel de administración</text:span>)</text:p>
                        </text:list-item>
                        <text:list-item>
                          <text:p text:style-name="P26"><text:span text:style-name="T21">gruposPlatos-view</text:span><text:span text:style-name="T2">.php</text:span> <text:span text:style-name="T40">➔ </text:span>(<text:span text:style-name="T81">vista</text:span><text:span text:style-name="T79"> para </text:span><text:span text:style-name="T81">gestionar</text:span><text:span text:style-name="T79"> los grupos de platos </text:span><text:span text:style-name="T81">en el panel de administración</text:span>)</text:p>
                        </text:list-item>
                        <text:list-item>
                          <text:p text:style-name="P34"><text:span text:style-name="T2">login-view.</text:span><text:span text:style-name="T11">php</text:span> <text:span text:style-name="T40">➔ </text:span>(página para loguearse)</text:p>
                        </text:list-item>
                        <text:list-item>
                          <text:p text:style-name="P16"><text:span text:style-name="T11">logout-view.php</text:span> <text:span text:style-name="T40">➔ </text:span>(<text:span text:style-name="T68">Cierre de sesión</text:span>)</text:p>
                        </text:list-item>
                        <text:list-item>
                          <text:p text:style-name="P27"><text:span text:style-name="T31">metodos</text:span><text:span text:style-name="T11">-view.php</text:span> <text:span text:style-name="T40">➔ </text:span>(<text:span text:style-name="T87">gestion de los métodos de cocción en el panel de control</text:span>)</text:p>
                        </text:list-item>
                        <text:list-item>
                          <text:p text:style-name="P37"><text:span text:style-name="T18">misRecetas</text:span><text:span text:style-name="T2">-view.php</text:span> <text:span text:style-name="T40">➔ </text:span>(<text:span text:style-name="T77">vista de las recetas que ha enviado el usuario con rol de redactor</text:span>)</text:p>
                        </text:list-item>
                        <text:list-item>
                          <text:p text:style-name="P36"><text:span text:style-name="T12">panelControl</text:span><text:span text:style-name="T2">-view.php</text:span> <text:span text:style-name="T40">➔ </text:span>(<text:span text:style-name="T69">vista principal del panel de administrador</text:span>)</text:p>
                        </text:list-item>
                        <text:list-item>
                          <text:p text:style-name="P37"><text:span text:style-name="T18">paraRevisar</text:span><text:span text:style-name="T2">-view.php</text:span> <text:span text:style-name="T40">➔ </text:span>(<text:span text:style-name="T77">recetas que tiene pendientes de revisión el revisor</text:span>)</text:p>
                        </text:list-item>
                        <text:list-item>
                          <text:p text:style-name="P35"><text:span text:style-name="T2">postres-view</text:span> <text:span text:style-name="T40">➔ </text:span>( muestra los 10 últimos postres y permite buscar en postres)</text:p>
                        </text:list-item>
                        <text:list-item>
                          <text:p text:style-name="P35"><text:span text:style-name="T2">primerosPlatos-view</text:span> <text:span text:style-name="T40">➔ </text:span>( muestra los 10 últimos primeros permite buscar en primeros)</text:p>
                        </text:list-item>
                        <text:list-item>
                          <text:p text:style-name="P34"><text:span text:style-name="T2">principal-view</text:span> <text:span text:style-name="T40">➔ </text:span>(página principal – <text:span text:style-name="T62">muestra las 10 últimas recetas</text:span>)</text:p>
                        </text:list-item>
                        <text:list-item>
                          <text:p text:style-name="P26"><text:span text:style-name="T24">recetas</text:span><text:span text:style-name="T21">-view</text:span><text:span text:style-name="T2">.php</text:span> <text:span text:style-name="T40">➔ </text:span>(<text:span text:style-name="T81">vista</text:span><text:span text:style-name="T79"> para </text:span><text:span text:style-name="T81">gestionar</text:span><text:span text:style-name="T79"> l</text:span><text:span text:style-name="T81">as recetas en el panel de administración</text:span>)</text:p>
                        </text:list-item>
                        <text:list-item>
                          <text:p text:style-name="P37"><text:span text:style-name="T18">recetasFavoritas</text:span><text:span text:style-name="T2">-view.php</text:span> <text:span text:style-name="T40">➔ </text:span>(<text:span text:style-name="T77">recetas que el usuario ha marcado como favoritas</text:span>)</text:p>
                        </text:list-item>
                        <text:list-item>
                          <text:p text:style-name="P39"><text:span text:style-name="T13">salsas</text:span><text:span text:style-name="T2">-view.php</text:span> <text:span text:style-name="T40">➔ </text:span>(<text:span text:style-name="T70">recetas de salsas</text:span>)</text:p>
                        </text:list-item>
                        <text:list-item>
                          <text:p text:style-name="P40"><text:span text:style-name="T7">segundos</text:span><text:span text:style-name="T2">Platos-view</text:span> <text:span text:style-name="T40">➔ </text:span>( muestra los 10 últimos <text:span text:style-name="T63">segundos y</text:span> permite buscar en <text:span text:style-name="T63">segundos platos</text:span>)</text:p>
                        </text:list-item>
                        <text:list-item>
                          <text:p text:style-name="P28"><text:span text:style-name="T25">tiposPlatos</text:span><text:span text:style-name="T21">-view</text:span><text:span text:style-name="T2">.php</text:span> <text:span text:style-name="T40">➔ </text:span>(<text:span text:style-name="T81">vista</text:span><text:span text:style-name="T79"> para </text:span><text:span text:style-name="T81">gestionar</text:span><text:span text:style-name="T79"> l</text:span><text:span text:style-name="T82">os tipos de platos</text:span><text:span text:style-name="T81"> en el panel de administración</text:span>)</text:p>
                        </text:list-item>
                        <text:list-item>
                          <text:p text:style-name="P41"><text:span text:style-name="T9">user</text:span><text:span text:style-name="T17">Data</text:span><text:span text:style-name="T2">-view</text:span> <text:span text:style-name="T40">➔ </text:span>(<text:span text:style-name="T74">visualiza los datos de un usuario tanto desde el menú “mi cuenta” como desde la lista de usuarios del panel de control. Permite cambiar datos y foto</text:span>)</text:p>
                        </text:list-item>
                        <text:list-item>
                          <text:p text:style-name="P42"><text:span text:style-name="T9">userNew</text:span><text:span text:style-name="T2">-view</text:span> <text:span text:style-name="T40">➔ </text:span>(<text:span text:style-name="T66">Registro de usuarios. Permite registrarse a un usuario y registrar un usuario desde el panel de control</text:span>)</text:p>
                        </text:list-item>
                        <text:list-item>
                          <text:p text:style-name="P29"><text:span text:style-name="T16">usuarios-view</text:span><text:span text:style-name="T2">.php</text:span> <text:span text:style-name="T40">➔ </text:span>(<text:span text:style-name="T73">Lista de usuarios. Permite a los administradores añadir usuarios, asignar roles, modificar datos de usuarios y eliminar usuarios</text:span>).</text:p>
                        </text:list-item>
                        <text:list-item>
                          <text:p text:style-name="P24"><text:span text:style-name="T16">u</text:span><text:span text:style-name="T34">tensilios</text:span><text:span text:style-name="T16">-view</text:span><text:span text:style-name="T2">.php</text:span> <text:span text:style-name="T40">➔ </text:span>(<text:span text:style-name="T73">Lista de </text:span><text:span text:style-name="T91">utensilios</text:span><text:span text:style-name="T73">. Permite a los administradores añadir </text:span><text:span text:style-name="T91">utensilios</text:span><text:span text:style-name="T73">, </text:span><text:span text:style-name="T91">activar o desactivar utensilios</text:span><text:span text:style-name="T73">, modificar datos de </text:span><text:span text:style-name="T91">utensilios</text:span><text:span text:style-name="T73"> y eliminar </text:span><text:span text:style-name="T91">utensilios</text:span>).</text:p>
                        </text:list-item>
                      </text:list>
                    </text:list-item>
                    <text:list-item>
                      <text:p text:style-name="P7">css</text:p>
                      <text:list>
                        <text:list-item>
                          <text:p text:style-name="P44"><text:span text:style-name="T2">estilos.cs</text:span>s <text:span text:style-name="T40">➔ </text:span><text:span text:style-name="T44">mis estilos personalizados</text:span></text:p>
                        </text:list-item>
                        <text:list-item>
                          <text:p text:style-name="P44"><text:span text:style-name="T2">sweetalert2.min.css</text:span> <text:span text:style-name="T40">➔ </text:span><text:span text:style-name="T44">css ventanas emergentes</text:span></text:p>
                        </text:list-item>
                      </text:list>
                    </text:list-item>
                    <text:list-item>
                      <text:p text:style-name="P7">img</text:p>
                      <text:list>
                        <text:list-item>
                          <text:p text:style-name="P45"><text:span text:style-name="T2">favicon.ico</text:span> <text:span text:style-name="T40">➔ </text:span>Icono <text:span text:style-name="T60">para la pestaña de la </text:span>página</text:p>
                        </text:list-item>
                      </text:list>
                    </text:list-item>
                    <text:list-item>
                      <text:p text:style-name="P7">inc</text:p>
                      <text:list>
                        <text:list-item>
                          <text:p text:style-name="P46"><text:span text:style-name="T2">botonScroll.php </text:span><text:span text:style-name="T6">➔ </text:span><text:span text:style-name="T45">botón para ir arriba cuando se ha hecho scroll</text:span></text:p>
                        </text:list-item>
                        <text:list-item>
                          <text:p text:style-name="P37"><text:span text:style-name="T18">btn-back</text:span><text:span text:style-name="T2">.php</text:span> <text:span text:style-name="T40">➔ </text:span>(<text:span text:style-name="T77">botón para regresar a la página anterior</text:span>)</text:p>
                        </text:list-item>
                        <text:list-item>
                          <text:p text:style-name="P43"><text:span text:style-name="T14">controlBar</text:span><text:span text:style-name="T2">.php</text:span> <text:span text:style-name="T40">➔ </text:span>(<text:span text:style-name="T71">barra de navegación dentro del panel de administración</text:span>)</text:p>
                        </text:list-item>
                        <text:list-item>
                          <text:p text:style-name="P46"><text:soft-page-break/>f<text:span text:style-name="T2">ooter.php</text:span> <text:span text:style-name="T40">➔ </text:span>pié de página</text:p>
                        </text:list-item>
                        <text:list-item>
                          <text:p text:style-name="P47"><text:span text:style-name="T2">head.php</text:span> ➔ <text:span text:style-name="T41">head</text:span> para el index</text:p>
                        </text:list-item>
                        <text:list-item>
                          <text:p text:style-name="P43"><text:span text:style-name="T14">headerControl</text:span><text:span text:style-name="T2">.php</text:span> <text:span text:style-name="T40">➔ </text:span>(<text:span text:style-name="T71">cabecera de las subpáginas del panel de control. Incluye la barra de navegación</text:span>)</text:p>
                        </text:list-item>
                        <text:list-item>
                          <text:p text:style-name="P46"><text:span text:style-name="T2">navbar.php</text:span> <text:span text:style-name="T40">➔ </text:span>barra de navegación superior responsive</text:p>
                        </text:list-item>
                        <text:list-item>
                          <text:p text:style-name="P48"><text:span text:style-name="T2">script.php</text:span> <text:span text:style-name="T40">➔ </text:span>carga los scripts de javascript.</text:p>
                        </text:list-item>
                        <text:list-item>
                          <text:p text:style-name="P49"><text:span text:style-name="T2">s</text:span><text:span text:style-name="T5">ession_start</text:span><text:span text:style-name="T2">.php</text:span> <text:span text:style-name="T40">➔ </text:span><text:span text:style-name="T42">inicia la sesión con el nombre asignado en app.php</text:span>.</text:p>
                        </text:list-item>
                      </text:list>
                    </text:list-item>
                    <text:list-item>
                      <text:p text:style-name="P7"><text:span text:style-name="T43">j</text:span>s</text:p>
                      <text:list>
                        <text:list-item>
                          <text:p text:style-name="P50"><text:span text:style-name="T2">ajax.js </text:span><text:span text:style-name="T46">➔ </text:span><text:span text:style-name="T45">funciones para manejar los formularios y </text:span><text:span text:style-name="T47">las ventanas de alerta.</text:span></text:p>
                        </text:list-item>
                        <text:list-item>
                          <text:p text:style-name="P44"><text:span text:style-name="T2">alertas.js</text:span> <text:span text:style-name="T40">➔ </text:span><text:span text:style-name="T44">personaliza las ventanas de alerta</text:span></text:p>
                        </text:list-item>
                        <text:list-item>
                          <text:p text:style-name="P44"><text:span text:style-name="T2">functions.js</text:span> <text:span text:style-name="T40">➔ </text:span><text:span text:style-name="T44">mis funciones js personalizadas</text:span></text:p>
                        </text:list-item>
                        <text:list-item>
                          <text:p text:style-name="P44"><text:span text:style-name="T2">sweetalert2.all.min.js</text:span> <text:span text:style-name="T40">➔ </text:span><text:span text:style-name="T44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  <text:list>
                        <text:list-item>
                          <text:p text:style-name="P51">alergen_photos <text:span text:style-name="T40">➔ </text:span><text:span text:style-name="T59">(</text:span>Fotos de los iconos de los alérgenos<text:span text:style-name="T59">)</text:span></text:p>
                        </text:list-item>
                        <text:list-item>
                          <text:p text:style-name="P52"><text:span text:style-name="T88">groups</text:span>_photos<text:span text:style-name="T59"> </text:span><text:span text:style-name="T40">➔ </text:span><text:span text:style-name="T59">(</text:span>Fotos de los <text:span text:style-name="T88">grupos de platos</text:span><text:span text:style-name="T59">)</text:span></text:p>
                        </text:list-item>
                        <text:list-item>
                          <text:p text:style-name="P52"><text:span text:style-name="T88">metodos</text:span>_photos<text:span text:style-name="T59"> </text:span><text:span text:style-name="T40">➔ </text:span><text:span text:style-name="T59">(</text:span>Fotos de los <text:span text:style-name="T88">métodos de cocción</text:span><text:span text:style-name="T59">)</text:span></text:p>
                        </text:list-item>
                        <text:list-item>
                          <text:p text:style-name="P53"><text:span text:style-name="T92">styles</text:span>_photos<text:span text:style-name="T59"> </text:span><text:span text:style-name="T40">➔ </text:span><text:span text:style-name="T59">(</text:span>Fotos de los <text:span text:style-name="T92">estilos de cocina</text:span><text:span text:style-name="T59">)</text:span></text:p>
                        </text:list-item>
                        <text:list-item>
                          <text:p text:style-name="P52"><text:span text:style-name="T88">tipos</text:span>_photos<text:span text:style-name="T59"> </text:span><text:span text:style-name="T40">➔ </text:span><text:span text:style-name="T59">(</text:span>Fotos de los <text:span text:style-name="T88">tipos de platos</text:span><text:span text:style-name="T59">)</text:span></text:p>
                        </text:list-item>
                        <text:list-item>
                          <text:p text:style-name="P52">user_photos<text:span text:style-name="T59"> </text:span><text:span text:style-name="T40">➔ </text:span><text:span text:style-name="T59">(</text:span>Fotos de los usuarios<text:span text:style-name="T59">)</text:span></text:p>
                        </text:list-item>
                        <text:list-item>
                          <text:p text:style-name="P53"><text:span text:style-name="T92">utensilios</text:span>_photos<text:span text:style-name="T59"> </text:span><text:span text:style-name="T40">➔ </text:span><text:span text:style-name="T59">(</text:span>Fotos de los <text:span text:style-name="T92">utensilios de cocina</text:span><text:span text:style-name="T59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T76">bd</text:span><text:span text:style-name="T1"> <text:s/></text:span>➔ (copia de la base de datos)</text:p>
            </text:list-item>
            <text:list-item>
              <text:p text:style-name="P6"><text:span text:style-name="T75">config</text:span> ➔ <text:span text:style-name="T38">(</text:span><text:span text:style-name="T37">Archivos de configuración de la aplicación</text:span><text:span text:style-name="T38">)</text:span></text:p>
              <text:list>
                <text:list-item>
                  <text:p text:style-name="P54"><text:span text:style-name="T2">app.php</text:span> <text:span text:style-name="T39">➔ </text:span>(Dirección del servidor, nombre de la aplicación, nombre de la sesión, fecha, hora)</text:p>
                </text:list-item>
                <text:list-item>
                  <text:p text:style-name="P54"><text:span text:style-name="T2">server.php</text:span> <text:span text:style-name="T39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<text:span text:style-name="T75">docs</text:span> ➔ <text:span text:style-name="T38">(</text:span><text:span text:style-name="T37">Estructura de directorios, Diagramas Entidad-Relación, Temporalización, etc.</text:span><text:span text:style-name="T38">)</text:span></text:p>
            </text:list-item>
            <text:list-item>
              <text:p text:style-name="P3"><text:span text:style-name="T3">.htaccess </text:span><text:span text:style-name="T4"><text:s/></text:span>➔ <text:span text:style-name="T38">(</text:span>Configuración rutas del servidor<text:span text:style-name="T38">)</text:span></text:p>
            </text:list-item>
            <text:list-item>
              <text:p text:style-name="P55"><text:span text:style-name="T2">autoload.php</text:span> <text:span text:style-name="T39">➔ </text:span>(carga los archivos de clase utilizando namespaces)</text:p>
            </text:list-item>
            <text:list-item>
              <text:p text:style-name="P55"><text:span text:style-name="T2">index.php</text:span> <text:span text:style-name="T39">➔ </text:span>(plantilla <text:span text:style-name="T41">base</text:span> de la aplicación. <text:span text:style-name="T59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27T23:28:50.420443526</dc:date>
    <meta:editing-duration>P1DT4H31M52S</meta:editing-duration>
    <meta:editing-cycles>69</meta:editing-cycles>
    <meta:generator>LibreOffice/7.4.7.2$Linux_X86_64 LibreOffice_project/40$Build-2</meta:generator>
    <meta:document-statistic meta:table-count="0" meta:image-count="0" meta:object-count="0" meta:page-count="3" meta:paragraph-count="98" meta:word-count="1038" meta:character-count="6705" meta:non-whitespace-character-count="5859"/>
  </office:meta>
</office:document-meta>
</file>